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45156" officeooo:paragraph-rsid="00145156" style:font-weight-asian="bold" style:font-weight-complex="bold"/>
    </style:style>
    <style:style style:name="P2" style:family="paragraph" style:parent-style-name="Standard">
      <style:paragraph-properties fo:text-align="start" style:justify-single-word="false"/>
      <style:text-properties fo:font-weight="bold" officeooo:rsid="00145156" officeooo:paragraph-rsid="00145156" style:font-weight-asian="bold" style:font-weight-complex="bold"/>
    </style:style>
    <style:style style:name="P3" style:family="paragraph" style:parent-style-name="Standard">
      <style:paragraph-properties fo:text-align="justify" style:justify-single-word="false"/>
      <style:text-properties fo:font-weight="bold" officeooo:paragraph-rsid="0022aa33" style:font-weight-asian="bold" style:font-weight-complex="bold"/>
    </style:style>
    <style:style style:name="P4" style:family="paragraph" style:parent-style-name="Standard">
      <style:paragraph-properties fo:text-align="start" style:justify-single-word="false"/>
      <style:text-properties fo:font-weight="bold" officeooo:paragraph-rsid="0022aa33" style:font-weight-asian="bold" style:font-weight-complex="bold"/>
    </style:style>
    <style:style style:name="P5" style:family="paragraph" style:parent-style-name="Standard">
      <style:paragraph-properties fo:text-align="start" style:justify-single-word="false"/>
      <style:text-properties fo:font-weight="bold" officeooo:rsid="0020daee" officeooo:paragraph-rsid="0022aa33" style:font-weight-asian="bold" style:font-weight-complex="bold"/>
    </style:style>
    <style:style style:name="P6" style:family="paragraph" style:parent-style-name="Standard">
      <style:paragraph-properties fo:text-align="justify" style:justify-single-word="false"/>
      <style:text-properties fo:font-weight="bold" officeooo:rsid="0020daee" officeooo:paragraph-rsid="0022aa33" style:font-weight-asian="bold" style:font-weight-complex="bold"/>
    </style:style>
    <style:style style:name="P7" style:family="paragraph" style:parent-style-name="Standard">
      <style:paragraph-properties fo:text-align="start" style:justify-single-word="false"/>
      <style:text-properties fo:font-weight="normal" officeooo:rsid="0022aa33" officeooo:paragraph-rsid="0022aa33" style:font-weight-asian="normal" style:font-weight-complex="normal"/>
    </style:style>
    <style:style style:name="P8" style:family="paragraph" style:parent-style-name="Standard">
      <style:paragraph-properties fo:text-align="justify" style:justify-single-word="false"/>
      <style:text-properties fo:font-weight="normal" officeooo:rsid="0018bc89" officeooo:paragraph-rsid="0022aa33" style:font-weight-asian="normal" style:font-weight-complex="normal"/>
    </style:style>
    <style:style style:name="P9"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1484ad" officeooo:paragraph-rsid="001484ad" style:font-style-asian="italic" style:font-weight-asian="normal" style:font-style-complex="italic" style:font-weight-complex="normal"/>
    </style:style>
    <style:style style:name="P10"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1484ad" officeooo:paragraph-rsid="001e71df"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1484ad" officeooo:paragraph-rsid="002ee776" style:font-style-asian="italic" style:font-weight-asian="normal" style:font-style-complex="italic" style:font-weight-complex="normal"/>
    </style:style>
    <style:style style:name="P12"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1484ad" officeooo:paragraph-rsid="003a143e"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fo:font-style="normal" style:text-underline-style="none" fo:font-weight="normal" officeooo:rsid="001484ad" officeooo:paragraph-rsid="001484ad"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style:text-underline-style="none" fo:font-weight="normal" officeooo:rsid="001fc32e" officeooo:paragraph-rsid="0021262b"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style:text-underline-style="none" fo:font-weight="normal" officeooo:rsid="003038ec" officeooo:paragraph-rsid="0035d310"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style:text-underline-style="none" fo:font-weight="normal" officeooo:rsid="003038ec" officeooo:paragraph-rsid="003a143e"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style:text-underline-style="none" fo:font-weight="normal" officeooo:rsid="003f08af" officeooo:paragraph-rsid="003f08af"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style:text-underline-style="none" fo:font-weight="bold" officeooo:rsid="0021262b" officeooo:paragraph-rsid="0021262b" style:font-style-asian="normal" style:font-weight-asian="bold" style:font-style-complex="normal" style:font-weight-complex="bold"/>
    </style:style>
    <style:style style:name="P19" style:family="paragraph" style:parent-style-name="Standard">
      <style:paragraph-properties fo:text-align="center" style:justify-single-word="false"/>
      <style:text-properties officeooo:rsid="0014f5f7" officeooo:paragraph-rsid="0022aa33"/>
    </style:style>
    <style:style style:name="P20" style:family="paragraph" style:parent-style-name="Standard">
      <style:paragraph-properties fo:text-align="justify" style:justify-single-word="false"/>
      <style:text-properties officeooo:paragraph-rsid="0022aa33"/>
    </style:style>
    <style:style style:name="P21" style:family="paragraph" style:parent-style-name="Standard" style:list-style-name="L1">
      <style:paragraph-properties fo:text-align="start" style:justify-single-word="false"/>
      <style:text-properties fo:font-weight="bold" officeooo:rsid="0014f5f7" officeooo:paragraph-rsid="0022aa33" style:font-weight-asian="bold" style:font-weight-complex="bold"/>
    </style:style>
    <style:style style:name="P22" style:family="paragraph" style:parent-style-name="Standard" style:list-style-name="L1">
      <style:paragraph-properties fo:text-align="start" style:justify-single-word="false"/>
      <style:text-properties fo:font-weight="bold" officeooo:rsid="0020daee" officeooo:paragraph-rsid="0022aa33" style:font-weight-asian="bold" style:font-weight-complex="bold"/>
    </style:style>
    <style:style style:name="P23" style:family="paragraph" style:parent-style-name="Standard" style:list-style-name="L1">
      <style:paragraph-properties fo:text-align="start" style:justify-single-word="false"/>
      <style:text-properties fo:font-weight="bold" officeooo:rsid="001ffe1e" officeooo:paragraph-rsid="0022aa33" style:font-weight-asian="bold" style:font-weight-complex="bold"/>
    </style:style>
    <style:style style:name="P24" style:family="paragraph" style:parent-style-name="Standard" style:list-style-name="L2">
      <style:paragraph-properties fo:text-align="justify" style:justify-single-word="false"/>
      <style:text-properties officeooo:paragraph-rsid="0022aa33"/>
    </style:style>
    <style:style style:name="P25" style:family="paragraph" style:parent-style-name="Standard" style:list-style-name="L2">
      <style:paragraph-properties fo:text-align="justify" style:justify-single-word="false"/>
      <style:text-properties fo:font-weight="normal" officeooo:rsid="0018bc89" officeooo:paragraph-rsid="0022aa33" style:font-weight-asian="normal" style:font-weight-complex="normal"/>
    </style:style>
    <style:style style:name="P26" style:family="paragraph" style:parent-style-name="Standard">
      <style:paragraph-properties fo:text-align="justify" style:justify-single-word="false"/>
      <style:text-properties fo:font-style="normal" style:text-underline-style="none" fo:font-weight="bold" officeooo:rsid="0021262b" officeooo:paragraph-rsid="0021262b"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style:text-underline-style="none" fo:font-weight="normal" officeooo:rsid="0031c14c" officeooo:paragraph-rsid="003a143e"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style:text-underline-style="none" fo:font-weight="normal" officeooo:rsid="001fc32e" officeooo:paragraph-rsid="0021262b"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5cb9b" style:font-weight-asian="bold" style:font-weight-complex="bold"/>
    </style:style>
    <style:style style:name="T3" style:family="text">
      <style:text-properties fo:font-weight="bold" officeooo:rsid="0017bbf6" style:font-weight-asian="bold" style:font-weight-complex="bold"/>
    </style:style>
    <style:style style:name="T4" style:family="text">
      <style:text-properties fo:font-weight="bold" officeooo:rsid="0019884f" style:font-weight-asian="bold" style:font-weight-complex="bold"/>
    </style:style>
    <style:style style:name="T5" style:family="text">
      <style:text-properties fo:font-weight="bold" officeooo:rsid="0021262b" style:font-weight-asian="bold" style:font-weight-complex="bold"/>
    </style:style>
    <style:style style:name="T6" style:family="text">
      <style:text-properties fo:font-weight="bold" officeooo:rsid="0020daee" style:font-weight-asian="bold" style:font-weight-complex="bold"/>
    </style:style>
    <style:style style:name="T7" style:family="text">
      <style:text-properties officeooo:rsid="0017bbf6"/>
    </style:style>
    <style:style style:name="T8" style:family="text">
      <style:text-properties officeooo:rsid="0019884f"/>
    </style:style>
    <style:style style:name="T9" style:family="text">
      <style:text-properties fo:font-weight="normal" style:font-weight-asian="normal" style:font-weight-complex="normal"/>
    </style:style>
    <style:style style:name="T10" style:family="text">
      <style:text-properties fo:font-weight="normal" officeooo:rsid="0014f5f7" style:font-weight-asian="normal" style:font-weight-complex="normal"/>
    </style:style>
    <style:style style:name="T11" style:family="text">
      <style:text-properties fo:font-weight="normal" officeooo:rsid="001a76c7" style:font-weight-asian="normal" style:font-weight-complex="normal"/>
    </style:style>
    <style:style style:name="T12" style:family="text">
      <style:text-properties fo:font-weight="normal" officeooo:rsid="00180ce5" style:font-weight-asian="normal" style:font-weight-complex="normal"/>
    </style:style>
    <style:style style:name="T13" style:family="text">
      <style:text-properties fo:font-weight="normal" officeooo:rsid="0018bc89" style:font-weight-asian="normal" style:font-weight-complex="normal"/>
    </style:style>
    <style:style style:name="T14" style:family="text">
      <style:text-properties fo:font-weight="normal" officeooo:rsid="001a8df5" style:font-weight-asian="normal" style:font-weight-complex="normal"/>
    </style:style>
    <style:style style:name="T15" style:family="text">
      <style:text-properties fo:font-weight="normal" officeooo:rsid="00313a4f" style:font-weight-asian="normal" style:font-weight-complex="normal"/>
    </style:style>
    <style:style style:name="T16" style:family="text">
      <style:text-properties fo:font-weight="normal" officeooo:rsid="0022c603" style:font-weight-asian="normal" style:font-weight-complex="normal"/>
    </style:style>
    <style:style style:name="T17" style:family="text">
      <style:text-properties fo:font-weight="normal" officeooo:rsid="002408b8" style:font-weight-asian="normal" style:font-weight-complex="normal"/>
    </style:style>
    <style:style style:name="T18" style:family="text">
      <style:text-properties fo:font-weight="normal" officeooo:rsid="0024dcee" style:font-weight-asian="normal" style:font-weight-complex="normal"/>
    </style:style>
    <style:style style:name="T19" style:family="text">
      <style:text-properties officeooo:rsid="001e71df"/>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267e6b" style:font-style-asian="normal" style:font-weight-asian="normal" style:font-style-complex="normal" style:font-weight-complex="normal"/>
    </style:style>
    <style:style style:name="T22" style:family="text">
      <style:text-properties fo:font-style="normal" fo:font-weight="normal" officeooo:rsid="0028193f" style:font-style-asian="normal" style:font-weight-asian="normal" style:font-style-complex="normal" style:font-weight-complex="normal"/>
    </style:style>
    <style:style style:name="T23" style:family="text">
      <style:text-properties fo:font-style="normal" fo:font-weight="normal" officeooo:rsid="002c5e27" style:font-style-asian="normal" style:font-weight-asian="normal" style:font-style-complex="normal" style:font-weight-complex="normal"/>
    </style:style>
    <style:style style:name="T24" style:family="text">
      <style:text-properties fo:font-style="normal" fo:font-weight="normal" officeooo:rsid="00293708" style:font-style-asian="normal" style:font-weight-asian="normal" style:font-style-complex="normal" style:font-weight-complex="normal"/>
    </style:style>
    <style:style style:name="T25" style:family="text">
      <style:text-properties fo:font-style="normal" fo:font-weight="normal" officeooo:rsid="002ac397" style:font-style-asian="normal" style:font-weight-asian="normal" style:font-style-complex="normal" style:font-weight-complex="normal"/>
    </style:style>
    <style:style style:name="T26" style:family="text">
      <style:text-properties fo:font-style="normal" fo:font-weight="normal" officeooo:rsid="002ce293" style:font-style-asian="normal" style:font-weight-asian="normal" style:font-style-complex="normal" style:font-weight-complex="normal"/>
    </style:style>
    <style:style style:name="T27" style:family="text">
      <style:text-properties fo:font-style="normal" fo:font-weight="normal" officeooo:rsid="002ce70a" style:font-style-asian="normal" style:font-weight-asian="normal" style:font-style-complex="normal" style:font-weight-complex="normal"/>
    </style:style>
    <style:style style:name="T28" style:family="text">
      <style:text-properties fo:font-style="normal" fo:font-weight="bold" officeooo:rsid="002ce70a" style:font-style-asian="normal" style:font-weight-asian="bold" style:font-style-complex="normal" style:font-weight-complex="bold"/>
    </style:style>
    <style:style style:name="T29" style:family="text">
      <style:text-properties officeooo:rsid="0021262b"/>
    </style:style>
    <style:style style:name="T30" style:family="text">
      <style:text-properties style:text-position="sub 58%" fo:font-weight="bold" officeooo:rsid="0021262b" style:font-weight-asian="bold" style:font-weight-complex="bold"/>
    </style:style>
    <style:style style:name="T31" style:family="text">
      <style:text-properties style:text-position="0% 100%" fo:font-weight="bold" officeooo:rsid="0021262b" style:font-weight-asian="bold" style:font-weight-complex="bold"/>
    </style:style>
    <style:style style:name="T32" style:family="text">
      <style:text-properties officeooo:rsid="001c2213"/>
    </style:style>
    <style:style style:name="T33" style:family="text">
      <style:text-properties officeooo:rsid="001e54de"/>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293708" style:font-style-asian="italic" style:font-weight-asian="bold" style:font-style-complex="italic" style:font-weight-complex="bold"/>
    </style:style>
    <style:style style:name="T36" style:family="text">
      <style:text-properties fo:font-style="italic" fo:font-weight="bold" officeooo:rsid="002ce70a" style:font-style-asian="italic" style:font-weight-asian="bold" style:font-style-complex="italic" style:font-weight-complex="bold"/>
    </style:style>
    <style:style style:name="T37" style:family="text">
      <style:text-properties officeooo:rsid="003f8565"/>
    </style:style>
    <style:style style:name="T38" style:family="text">
      <style:text-properties officeooo:rsid="003fff17"/>
    </style:style>
    <style:style style:name="T39" style:family="text">
      <style:text-properties officeooo:rsid="004478d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ΑΝΑΦΟΡΑ ΥΛΟΠΟΙΗΣΗΣ </text:p>
      <text:p text:style-name="P1"/>
      <text:p text:style-name="P1"/>
      <text:p text:style-name="P1"/>
      <text:p text:style-name="P19"/>
      <text:list xml:id="list3715383618643940105" text:style-name="L1">
        <text:list-item>
          <text:p text:style-name="P21">Γενική Ιδέα - <text:span text:style-name="T33">Main.hs</text:span></text:p>
        </text:list-item>
      </text:list>
      <text:p text:style-name="P3"/>
      <text:p text:style-name="P3"><text:tab/><text:span text:style-name="T9">Έ</text:span><text:span text:style-name="T10">χουμε δημιουργήσει έναν διερμηνέα (interpreter) για την γλώσσα μας (RouReg), </text:span><text:span text:style-name="T11">γραμμένο σε Haskell</text:span><text:span text:style-name="T10">. </text:span><text:span text:style-name="T12">Για τη συγγραφή των προγραμμάτων μας έχει δημιουργηθεί στη Main.hs κατάλληλο interface.</text:span><text:span text:style-name="T10"> </text:span><text:span text:style-name="T13">Ο κύκλος λειτουργίας για την εκτέλεση ενός προγράμματος είναι ο εξής:</text:span></text:p>
      <text:p text:style-name="P8"><text:s/></text:p>
      <text:list xml:id="list1535359453058793302" text:style-name="L2">
        <text:list-item>
          <text:p text:style-name="P24"><text:span text:style-name="T13">Ο κώδικας διαβάζεται ως string και περνίεται στη συνάρτηση process. Από εκεί καλείται η συνάρτηση parseDclr, η οποία είναι η κύρια συνάρτηση του Parser που δημιουργήσαμε με το Happy, για την κατασκευή του συντακτικού δέντρου. </text:span><text:span text:style-name="T11">Εντός του Parser μας, γίνεται <text:s/>η </text:span><text:span text:style-name="T14">λεκτική ανάλυση με τη βοήθεια του </text:span><text:span text:style-name="T15">L</text:span><text:span text:style-name="T14">exer που δημιουργήσαμε με το Alex.</text:span></text:p>
          <text:p text:style-name="P25"/>
        </text:list-item>
        <text:list-item>
          <text:p text:style-name="P25">Εφόσον το συντακτικό δέντρο κατασκευαστεί και είναι “έγκυρο” , δηλαδή δεν προκύψει συντακτικό σφάλμα, περνίεται ως όρισμα στη συνάρτηση execMain, <text:span text:style-name="T32">η οποία καλεί με τη σειρά της την runMain, που είναι η υπεύθυνη συνάρτηση του Eval.hs <text:s/></text:span>ώστε να δοθεί το αποτέλεσμα της εκτέλεσης του προγράμματος.</text:p>
        </text:list-item>
      </text:list>
      <text:p text:style-name="P7"/>
      <text:p text:style-name="P7"/>
      <text:p text:style-name="P4"/>
      <text:list xml:id="list103833782446468" text:continue-list="list3715383618643940105" text:style-name="L1">
        <text:list-item>
          <text:p text:style-name="P22">Συντακτικό Δέντρο – Δομές δεδομένων</text:p>
        </text:list-item>
      </text:list>
      <text:p text:style-name="P6"><text:tab/></text:p>
      <text:p text:style-name="P20"><text:span text:style-name="T6"><text:tab/></text:span><text:span text:style-name="T16">Τα προγράμματα γράφονται στη μορφή dclr; dclr; ...dclr . </text:span><text:span text:style-name="T17">Η αποτίμηση γίνεται μόνο για την τελευταία εντολή dclr που είναι κάτι σαν τη main του ghci. </text:span><text:span text:style-name="T18">Κάθε dclr είναι της μορφής</text:span></text:p>
      <text:p text:style-name="P20"><text:span text:style-name="T34">VAR Apats '=' Expr </text:span><text:span text:style-name="T20">, </text:span><text:span text:style-name="T21">όπου Apats είναι τα ορίσματα της συνάρτησης , VAR το όνομα της, και Expr το σώμα της. </text:span><text:span text:style-name="T22">Για το συντακτικό μας δέντρο, ο parser “μεταφράζει” </text:span><text:span text:style-name="T23">το </text:span><text:span text:style-name="T22">dclr σαν έναν κόμβο</text:span><text:span text:style-name="T21"> </text:span><text:span text:style-name="T35">Assign Name [Apats] Expr,</text:span><text:span text:style-name="T24"> όπου</text:span><text:span text:style-name="T21"> </text:span><text:span text:style-name="T24">Name=VAR</text:span><text:span text:style-name="T25">. </text:span><text:span text:style-name="T26">Τα Expr μπορεί να είναι </text:span><text:span text:style-name="T27">κόμβοι</text:span><text:span text:style-name="T26"> της μορφής </text:span><text:span text:style-name="T27">λ-εκφράσεων </text:span></text:p>
      <text:p text:style-name="P20"><text:span text:style-name="T36">Lam [Apats] Expr</text:span><text:span text:style-name="T27">, είτε της μορφής εφαρμογής συνάρτησης <text:s/></text:span><text:span text:style-name="T36">App Expr Expr</text:span><text:span text:style-name="T27">, είτε της μορφής let-εκφράσεων </text:span><text:span text:style-name="T36">Let [Dclr] Expr</text:span><text:span text:style-name="T27">, είτε των απλών εκφράσεων (μεταβλητών και αριθμών) </text:span><text:span text:style-name="T36">Apat Apats</text:span><text:span text:style-name="T27">, είτε της μορφής τελεστή </text:span><text:span text:style-name="T36">Op Binop Expr Expr</text:span><text:span text:style-name="T28">.</text:span></text:p>
      <text:p text:style-name="P5"/>
      <text:p text:style-name="P5"/>
      <text:list xml:id="list103832769288787" text:continue-numbering="true" text:style-name="L1">
        <text:list-item>
          <text:p text:style-name="P23">Λεπτομερής Περιγραφή της Eval.hs</text:p>
        </text:list-item>
      </text:list>
      <text:p text:style-name="P2"/>
      <text:p text:style-name="P2"/>
      <text:p text:style-name="P9">Ο τύπος Value</text:p>
      <text:p text:style-name="P9"/>
      <text:p text:style-name="P13"><text:tab/>Ως τιμή επιστροφής <text:span text:style-name="T1">(Value </text:span><text:span text:style-name="T2">= Value [Args] Expr Env</text:span><text:span text:style-name="T1">)</text:span> ορίζεται ένα closure που αποτελείται από μία λίστα ορισμάτων <text:span text:style-name="T1">[Args]</text:span>, μία έκφραση <text:span text:style-name="T3">E</text:span><text:span text:style-name="T1">xpr</text:span> και το περιβάλλον <text:span text:style-name="T3">Env</text:span><text:span text:style-name="T7"> </text:span>στο οποίο θα αποτιμηθεί η έκφραση. <text:span text:style-name="T8">Όταν η λίστα των ορισμάτων είναι κενή, σημαίνει πως έχουμε ως αποτέλεσμα </text:span><text:span text:style-name="T4">Int</text:span><text:span text:style-name="T8">, </text:span><text:span text:style-name="T4">Bool</text:span><text:span text:style-name="T8"> ή </text:span><text:span text:style-name="T4">List</text:span><text:span text:style-name="T8">, δηλαδή πρωτόγονους τύπους, ενώ διαφορετικά το αποτέλεσμα είναι μία συνάρτηση με μεταβλητές τα στοιχεία της λίστας και σώμα συνάρτησης το expr.</text:span></text:p>
      <text:p text:style-name="P13"/>
      <text:p text:style-name="P13"/>
      <text:p text:style-name="P13"/>
      <text:p text:style-name="P13"/>
      <text:p text:style-name="P13"/>
      <text:p text:style-name="P13"/>
      <text:p text:style-name="P13"/>
      <text:p text:style-name="P13"><text:soft-page-break/></text:p>
      <text:p text:style-name="P10">Ο τύπος <text:span text:style-name="T19">Env</text:span></text:p>
      <text:p text:style-name="P10"/>
      <text:p text:style-name="P14"><text:tab/>Ως περιβάλλον (<text:span text:style-name="T1">Env = Map.Map String [Value]</text:span>) έχει οριστεί μία αντιστοιχία ονομάτων με λίστες τιμών . <text:span text:style-name="T29">Χρειαζόμαστε λίστα τιμών για να μπορούμε να αποθηκεύσουμε τους διάφορους ορισμούς που μπορεί να έχει μία συνάρτηση, π.χ </text:span><text:span text:style-name="T5">f 0 = 1; f x = x; </text:span><text:span text:style-name="T29">θα αντιστοιχήσει στο όνομα “</text:span><text:span text:style-name="T5">f </text:span><text:span text:style-name="T29">“ τη λίστα </text:span><text:span text:style-name="T5">[ ([0] <text:s/>(\0 → 1) env</text:span><text:span text:style-name="T30">1</text:span><text:span text:style-name="T31">)</text:span><text:span text:style-name="T5">, <text:s/>([χ] <text:s/>(\χ → χ) env</text:span><text:span text:style-name="T30">2</text:span><text:span text:style-name="T31">)</text:span><text:span text:style-name="T5"> ]</text:span></text:p>
      <text:p text:style-name="P18"/>
      <text:p text:style-name="P18"/>
      <text:p text:style-name="P11">Κατασκευή περιβάλλοντος <text:span text:style-name="T37">a</text:span>ssign</text:p>
      <text:p text:style-name="P18"/>
      <text:p text:style-name="P15"><text:tab/>Η assign είναι μία συναρτηση που παίρνει σαν είσοδο την λίστα των declarations και ένα περιβάλλον και επιστρέφει ένα καινούργιο περιβάλλον με τον εξής τρόπο:</text:p>
      <text:p text:style-name="P27"><text:tab/>Αν η λίστα με τα declarations είναι κενή, επιστρέφει το κενό περιβάλλον (emptyScope). Διαφορετικά, δημιουργεί για το πρώτο dclr (της μορφής Assign name args expr) το αντίστοιχο Value (Value args expr env*) και καλεί την extendDef με περιβάλλον αυτό που έχει δημιουργηθεί απ’τις αναθέσεις των υπόλοιπων declarations, αναδρομικά. H extendDef είναι η σύνάρτηση που εισάγει τους ορισμούς των συναρτήσεων στην θέση που τους αντιστοιχεί στη map δομή. Αν δεν υπάρχει προηγούμενη εγγραφή για τη δεδομένη συνάρτηση, δημιουργεί μία, κάνοντας insert την τιμή του ορισμού. Αλλιώς, επεκτείνει τη λίστα των ορισμών τοποθετώντας τον κανούργιο ορισμό στην αρχή της λίστας αυτής. Οι ορισμοί τοποθετούνται με αντίθετη σειρά από αυτή που δηλώνονται στα declarations, οπότε η εισαγωγή του ορισμού γίνεται σε O (1), τηρώντας την προτεραιότητα. </text:p>
      <text:p text:style-name="P16"/>
      <text:p text:style-name="P16"/>
      <text:p text:style-name="P12">Η συνάρτηση <text:span text:style-name="T37">f</text:span>ixEnv </text:p>
      <text:p text:style-name="P12"/>
      <text:p text:style-name="P17"><text:tab/>Η συνάρτηση fixEnv <text:span text:style-name="T38">παίρνει ως είσοδο μία λίστα από declarations και ένα περιβάλλον και χτίζει με lazy τρόπο το περιβάλλον πάνω στο οποίο θα αποτιμηθεί το τελευταίο declaration. Για να το επιτύχει χρησιμοποιεί τη συνάρτηση extendEnv, η οποία παίρνει δύο περιβάλλοντα, ένα εξωτερικό και ένα εσωτερικό και βρίσκει τήν ένωση τους, κρατώντας τις εγγραφές του εξωτερικού περιβάλλοντος σε περίπτωση κοινού κλειδιού (δηλαδή για την τομή των δύο env).</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span text:style-name="T39">Το env του εκάστοτε Value, είναι μια άπειρη δομή δεδομένων καθώς χτίζεται μέσα στο fixEnv, αλλά επειδή αποτιμάται με οκνυρό τρόπο, μας επιτρέπει να κάνουμε τους υπολογισμούς που χρειαζόμαστε.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0T20:30:16.011290793</meta:creation-date>
    <dc:date>2019-06-24T10:38:23.220309028</dc:date>
    <meta:editing-duration>PT5H23M55S</meta:editing-duration>
    <meta:editing-cycles>41</meta:editing-cycles>
    <meta:generator>LibreOffice/5.1.6.2$Linux_X86_64 LibreOffice_project/10m0$Build-2</meta:generator>
    <meta:document-statistic meta:table-count="0" meta:image-count="0" meta:object-count="0" meta:page-count="2" meta:paragraph-count="22" meta:word-count="658" meta:character-count="4122" meta:non-whitespace-character-count="3467"/>
  </office:meta>
</office:document-meta>
</file>